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69" calcext:value-type="float">
            <text:p>0.69</text:p>
          </table:table-cell>
          <table:table-cell table:formula="of:=IF([.C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table:formula="of:=IF([.C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formula="of:=IF([.C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.52</text:p>
          </table:table-cell>
          <table:table-cell table:formula="of:=IF([.C6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IF([.C7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table:formula="of:=IF([.C8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table:formula="of:=IF([.C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IF([.C10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IF([.C1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 table:formula="of:=IF([.C1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table:formula="of:=IF([.C13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table:formula="of:=IF([.C16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formula="of:=IF([.C1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formula="of:=IF([.C18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table:formula="of:=IF([.C1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table:formula="of:=IF([.C20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table:formula="of:=IF([.C2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table:formula="of:=IF([.C2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.64</text:p>
          </table:table-cell>
          <table:table-cell table:formula="of:=IF([.C25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6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</text:p>
          </table:table-cell>
          <table:table-cell table:formula="of:=IF([.C2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table:formula="of:=IF([.C28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</text:p>
          </table:table-cell>
          <table:table-cell table:formula="of:=IF([.C30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3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3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3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.53</text:p>
          </table:table-cell>
          <table:table-cell table:formula="of:=IF([.C35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formula="of:=IF([.C36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formula="of:=IF([.C3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IF([.C38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table:formula="of:=IF([.C40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table:formula="of:=IF([.C4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2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table:formula="of:=IF([.C43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table:formula="of:=IF([.C4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table:formula="of:=IF([.C4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.43</text:p>
          </table:table-cell>
          <table:table-cell table:formula="of:=IF([.C46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table:formula="of:=IF([.C4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48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49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 table:formula="of:=IF([.C50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5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IF([.C52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table:formula="of:=IF([.C54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formula="of:=IF([.C55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table:formula="of:=IF([.C56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IF([.C58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formula="of:=IF([.C5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table:formula="of:=IF([.C60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table:formula="of:=IF([.C6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table:formula="of:=IF([.C6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6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formula="of:=IF([.C6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66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6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68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6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table:formula="of:=IF([.C70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formula="of:=IF([.C7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IF([.C72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7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74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table:formula="of:=IF([.C7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table:formula="of:=IF([.C76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IF([.C77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table:formula="of:=IF([.C78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formula="of:=IF([.C79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formula="of:=IF([.C80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table:formula="of:=IF([.C81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formula="of:=IF([.C82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[.C83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[.C84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table:formula="of:=IF([.C85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6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table:formula="of:=IF([.C87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table:formula="of:=IF([.C88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table:formula="of:=IF([.C89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90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formula="of:=IF([.C91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table:formula="of:=IF([.C92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3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formula="of:=IF([.C94]&gt;0.68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table:formula="of:=IF([.C95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96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table:formula="of:=IF([.C97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IF([.C98]&gt;0.68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table:formula="of:=IF([.C99]&gt;0.68; 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21:43:46.81616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4-28T21:44:07.456301554</dc:date>
    <meta:editing-duration>P0D</meta:editing-duration>
    <meta:editing-cycles>2</meta:editing-cycles>
    <meta:document-statistic meta:table-count="1" meta:cell-count="396" meta:object-count="0"/>
  </office:meta>
</office:document-meta>
</file>